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b305" officeooo:paragraph-rsid="0010b305"/>
    </style:style>
    <style:style style:name="P2" style:family="paragraph" style:parent-style-name="Standard">
      <style:text-properties fo:font-size="18pt" fo:language="en" fo:country="US" officeooo:rsid="0010b305" officeooo:paragraph-rsid="0010b305" style:font-size-asian="18pt" style:font-size-complex="18pt"/>
    </style:style>
    <style:style style:name="T1" style:family="text">
      <style:text-properties officeooo:rsid="00126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line</text:p>
      <text:p text:style-name="P1"/>
      <text:p text:style-name="P1">Computer Stuff</text:p>
      <text:p text:style-name="P1"><text:tab/>Linux</text:p>
      <text:p text:style-name="P1"><text:tab/><text:tab/>What is Linux and why should I use it</text:p>
      <text:p text:style-name="P1"><text:tab/><text:tab/>Installing</text:p>
      <text:p text:style-name="P1"><text:tab/><text:tab/>Initial steps</text:p>
      <text:p text:style-name="P1"><text:tab/><text:tab/>The Terminal</text:p>
      <text:p text:style-name="P1"><text:tab/><text:tab/><text:tab/>Basic commands cd, cp, mv, rm and mkdir</text:p>
      <text:p text:style-name="P1"><text:tab/><text:tab/>HOME</text:p>
      <text:p text:style-name="P1"><text:tab/><text:tab/>PATH</text:p>
      <text:p text:style-name="P1"><text:tab/><text:tab/><text:tab/>Setting environment variables</text:p>
      <text:p text:style-name="P1"><text:tab/><text:tab/><text:tab/>bashrc</text:p>
      <text:p text:style-name="P1"><text:tab/><text:tab/><text:span text:style-name="T1">File permissions, read, write and execute</text:span></text:p>
      <text:p text:style-name="P1"><text:tab/><text:tab/><text:span text:style-name="T1">Running a program</text:span></text:p>
      <text:p text:style-name="P1"><text:tab/><text:tab/><text:span text:style-name="T1">Media mounting</text:span></text:p>
      <text:p text:style-name="P1"><text:tab/><text:tab/>Core Programs <text:span text:style-name="T1">for Science</text:span></text:p>
      <text:p text:style-name="P1"><text:tab/><text:tab/><text:span text:style-name="T1">Misc</text:span></text:p>
      <text:p text:style-name="P1"><text:tab/><text:tab/><text:tab/><text:span text:style-name="T1">Is it \ or /</text:span></text:p>
      <text:p text:style-name="P1"><text:tab/><text:tab/><text:tab/><text:span text:style-name="T1">Other things worth knowing</text:span></text:p>
      <text:p text:style-name="P1"><text:tab/><text:tab/></text:p>
      <text:p text:style-name="P1"><text:tab/>Window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1:46:14.351222604</meta:creation-date>
    <dc:date>2025-02-20T11:57:04.021010630</dc:date>
    <meta:editing-duration>PT10M4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58" meta:character-count="367" meta:non-whitespace-character-count="288"/>
  </office:meta>
</office:document-meta>
</file>